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okingTextHandler.StrokingTex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okingTextHandler.drawString( Graphics2D g2d , String text ,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okingTextHandler.drawString( String text , float x , float 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okingTextHandler.StrokingTextHandler( Abstract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